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65cm"/>
    </style:style>
    <style:style style:name="co5" style:family="table-column">
      <style:table-column-properties fo:break-before="auto" style:column-width="10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2020-05-16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ext-properties style:font-name="Arial1" fo:font-size="10pt" style:font-size-asian="10pt" style:font-size-complex="10pt"/>
    </style:style>
    <style:style style:name="ce3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6" style:family="table-cell" style:parent-style-name="Default" style:data-style-name="N99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1]);TRUNC([.A1])&lt;TODAY()))" style:apply-style-name="ConditionalStyle_5f_1" style:base-cell-address="'2020-05-16'.A1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ISNUMBER([.A1]);TRUNC([.A1])&lt;TODAY()))" style:apply-style-name="ConditionalStyle_5f_1" style:base-cell-address="'2020-05-16'.A1"/>
    </style:style>
    <style:style style:name="ce15" style:family="table-cell" style:parent-style-name="Default">
      <style:map style:condition="is-true-formula(AND(ISNUMBER([.A1]);TRUNC([.A1])&lt;TODAY()))" style:apply-style-name="ConditionalStyle_5f_1" style:base-cell-address="'2020-05-16'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3"/>
        <table:table-column table:style-name="co1" table:number-columns-repeated="9" table:default-cell-style-name="ce5"/>
        <table:table-column table:style-name="co2" table:default-cell-style-name="ce5"/>
        <table:table-column table:style-name="co2" table:default-cell-style-name="ce44"/>
        <table:table-column table:style-name="co2" table:default-cell-style-name="ce5"/>
        <table:table-column table:style-name="co2" table:default-cell-style-name="ce44"/>
        <table:table-column table:style-name="co2" table:number-columns-repeated="49" table:default-cell-style-name="ce5"/>
        <table:table-row table:style-name="ro1">
          <table:table-cell table:style-name="ce1" table:number-columns-repeated="11"/>
          <table:table-cell table:style-name="ce26" office:value-type="string" calcext:value-type="string">
            <text:p>Enable</text:p>
          </table:table-cell>
          <table:table-cell table:style-name="ce29" office:value-type="string" calcext:value-type="string">
            <text:p>Last Reviewed</text:p>
          </table:table-cell>
          <table:table-cell table:style-name="ce26" office:value-type="string" calcext:value-type="string">
            <text:p>Review in Days</text:p>
          </table:table-cell>
          <table:table-cell table:style-name="ce38" office:value-type="string" calcext:value-type="string">
            <text:p>Review on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freecodecamp-javascript</text:p>
          </table:table-cell>
          <table:table-cell/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/>
          <table:table-cell table:style-name="ce6"/>
          <table:table-cell table:style-name="ce46" table:formula="of:=IF(AND([.L2];NOT(ISBLANK([.M2])));[.M2]+[.N2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table:style-name="Default" office:value-type="string" calcext:value-type="string">
            <text:p>01-basic-javascript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1" calcext:value-type="date">
            <text:p>06/11/20</text:p>
          </table:table-cell>
          <table:table-cell table:style-name="ce6" office:value-type="float" office:value="2" calcext:value-type="float">
            <text:p>2</text:p>
          </table:table-cell>
          <table:table-cell table:style-name="ce46" table:formula="of:=IF(AND([.L3];NOT(ISBLANK([.M3])));[.M3]+[.N3];&quot;&quot;)" office:value-type="date" office:date-value="2020-06-13" calcext:value-type="date">
            <text:p>06/13/20</text:p>
          </table:table-cell>
          <table:table-cell table:number-columns-repeated="49"/>
        </table:table-row>
        <table:table-row table:style-name="ro1">
          <table:table-cell table:style-name="ce2"/>
          <table:table-cell office:value-type="string" calcext:value-type="string">
            <text:p>02-es6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2" calcext:value-type="date">
            <text:p>06/12/20</text:p>
          </table:table-cell>
          <table:table-cell table:style-name="ce6" office:value-type="float" office:value="1" calcext:value-type="float">
            <text:p>1</text:p>
          </table:table-cell>
          <table:table-cell table:style-name="ce46" table:formula="of:=IF(AND([.L4];NOT(ISBLANK([.M4])));[.M4]+[.N4];&quot;&quot;)" office:value-type="date" office:date-value="2020-06-13" calcext:value-type="date">
            <text:p>06/13/20</text:p>
          </table:table-cell>
          <table:table-cell table:style-name="ce36"/>
          <table:table-cell table:number-columns-repeated="48"/>
        </table:table-row>
        <table:table-row table:style-name="ro1">
          <table:table-cell/>
          <table:table-cell office:value-type="string" calcext:value-type="string">
            <text:p>03-regular-expressions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3" calcext:value-type="date">
            <text:p>06/13/20</text:p>
          </table:table-cell>
          <table:table-cell table:style-name="ce6" office:value-type="float" office:value="1" calcext:value-type="float">
            <text:p>1</text:p>
          </table:table-cell>
          <table:table-cell table:style-name="ce46" table:formula="of:=IF(AND([.L5];NOT(ISBLANK([.M5])));[.M5]+[.N5];&quot;&quot;)" office:value-type="date" office:date-value="2020-06-14" calcext:value-type="date">
            <text:p>06/14/2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04-debugging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3" calcext:value-type="date">
            <text:p>06/13/20</text:p>
          </table:table-cell>
          <table:table-cell table:style-name="ce6" office:value-type="float" office:value="1" calcext:value-type="float">
            <text:p>1</text:p>
          </table:table-cell>
          <table:table-cell table:style-name="ce46" table:formula="of:=IF(AND([.L6];NOT(ISBLANK([.M6])));[.M6]+[.N6];&quot;&quot;)" office:value-type="date" office:date-value="2020-06-14" calcext:value-type="date">
            <text:p>06/14/20</text:p>
          </table:table-cell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number-rows-repeated="4">
          <table:table-cell table:style-name="ce3"/>
          <table:table-cell/>
          <table:table-cell table:style-name="ce3"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1047512">
          <table:table-cell table:number-columns-repeated="64"/>
        </table:table-row>
        <table:table-row table:style-name="ro3" table:number-rows-repeated="2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Sheet.$A$1" table:cell-range-address="$Sheet.$A$1:.$O$1006"/>
        </table:named-expressions>
        <calcext:conditional-formats>
          <calcext:conditional-format calcext:target-range-address="Sheet.A1:Sheet.A3 Sheet.B1:Sheet.B2 Sheet.C1:Sheet.K3 Sheet.D4:Sheet.D6 Sheet.E4:Sheet.K6 Sheet.B4:Sheet.B1065 Sheet.A4:Sheet.A4 Sheet.A7:Sheet.A1010 Sheet.C7:Sheet.K1010 Sheet.C1012:Sheet.C1015 Sheet.C1017:Sheet.C1020 Sheet.C1022:Sheet.C1025 Sheet.C1027:Sheet.C1030 Sheet.C1032:Sheet.C1035 Sheet.B1066:Sheet.B1048576 Sheet.O1:Sheet.O1035">
            <calcext:condition calcext:apply-style-name="ConditionalStyle_1" calcext:value="formula-is(AND(ISNUMBER([.A1]);TRUNC([.A1])&lt;TODAY()))" calcext:base-cell-address="Sheet.A1"/>
          </calcext:conditional-format>
        </calcext:conditional-formats>
      </table:table>
      <table:table table:name="2020-05-16" table:style-name="ta2"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9" table:default-cell-style-name="Default"/>
        <table:table-row table:style-name="ro4">
          <table:table-cell table:style-name="ce13" office:value-type="string" calcext:value-type="string">
            <text:p>Review on</text:p>
          </table:table-cell>
          <table:table-cell table:style-name="ce16" office:value-type="string" calcext:value-type="string">
            <text:p>Review in Days</text:p>
          </table:table-cell>
          <table:table-cell table:style-name="ce18" office:value-type="string" calcext:value-type="string">
            <text:p>Last Reviewed</text:p>
          </table:table-cell>
          <table:table-cell table:style-name="ce16" office:value-type="string" calcext:value-type="string">
            <text:p>Section</text:p>
          </table:table-cell>
          <table:table-cell table:style-name="ce16" office:value-type="string" calcext:value-type="string">
            <text:p>Title</text:p>
          </table:table-cell>
          <table:table-cell table:number-columns-repeated="59"/>
        </table:table-row>
        <table:table-row table:style-name="ro4">
          <table:table-cell table:style-name="ce14" table:formula="of:=[.C2]+[.B2]" office:value-type="date" office:date-value="2020-05-04" calcext:value-type="date">
            <text:p>2020-05-0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4-26" calcext:value-type="date">
            <text:p>4-26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HOvsk24Nk1dwPCUhjAFue2KYKqSTBN4hakutBRGimzo/edit&quot;;&quot;60 Note Names Six&quot;)" office:value-type="string" office:string-value="60 Note Names Six" calcext:value-type="string">
            <text:p>60 Note Names Six</text:p>
          </table:table-cell>
          <table:table-cell table:number-columns-repeated="59"/>
        </table:table-row>
        <table:table-row table:style-name="ro4">
          <table:table-cell table:style-name="ce14" table:formula="of:=[.C3]+[.B3]" office:value-type="date" office:date-value="2020-05-07" calcext:value-type="date">
            <text:p>2020-05-07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4-21" calcext:value-type="date">
            <text:p>4-21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 table:number-columns-repeated="59"/>
        </table:table-row>
        <table:table-row table:style-name="ro4">
          <table:table-cell table:style-name="ce14" table:formula="of:=[.C4]+[.B4]" office:value-type="date" office:date-value="2020-05-08" calcext:value-type="date">
            <text:p>2020-05-08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number-columns-repeated="59"/>
        </table:table-row>
        <table:table-row table:style-name="ro4">
          <table:table-cell table:style-name="ce14" table:formula="of:=[.C5]+[.B5]" office:value-type="date" office:date-value="2020-05-09" calcext:value-type="date">
            <text:p>2020-05-09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8" calcext:value-type="date">
            <text:p>5-8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EhmMr93g0JWvTtuaYUYSqEkXgBiVTYGXjmRTFn9XgDQ/edit&quot;;&quot;34 Octave Drop Chords Dm 4&quot;)" office:value-type="string" office:string-value="34 Octave Drop Chords Dm 4" calcext:value-type="string">
            <text:p>34 Octave Drop Chords Dm 4</text:p>
          </table:table-cell>
          <table:table-cell table:number-columns-repeated="59"/>
        </table:table-row>
        <table:table-row table:style-name="ro4">
          <table:table-cell table:style-name="ce14" table:formula="of:=[.C6]+[.B6]" office:value-type="date" office:date-value="2020-05-10" calcext:value-type="date">
            <text:p>2020-05-1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fa8fbeTyLD8hsegrXO06TZFJ0CswbMQH7wkeS3zz5I/edit#&quot;;&quot;41 Octave Drop Chords Em&quot;)" office:value-type="string" office:string-value="41 Octave Drop Chords Em" calcext:value-type="string">
            <text:p>41 Octave Drop Chords Em</text:p>
          </table:table-cell>
          <table:table-cell table:number-columns-repeated="59"/>
        </table:table-row>
        <table:table-row table:style-name="ro4">
          <table:table-cell table:style-name="ce14" table:formula="of:=[.C7]+[.B7]" office:value-type="date" office:date-value="2020-05-10" calcext:value-type="date">
            <text:p>2020-05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08" calcext:value-type="date">
            <text:p>4-8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UCrzaClswTduzt3zxcD9XcT95ayyQrvIXQNXn4qaOE/edit#heading=h.dj7l0o7wvhj1&quot;;&quot;40 Note Names Four&quot;)" office:value-type="string" office:string-value="40 Note Names Four" calcext:value-type="string">
            <text:p>40 Note Names Four</text:p>
          </table:table-cell>
          <table:table-cell table:number-columns-repeated="59"/>
        </table:table-row>
        <table:table-row table:style-name="ro4">
          <table:table-cell table:style-name="ce14" table:formula="of:=[.C8]+[.B8]" office:value-type="date" office:date-value="2020-05-10" calcext:value-type="date">
            <text:p>2020-05-1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tRqkYlFXcP-OFocmlw_oBZiV-2Ti0zZQ31TFmy-_ydo/edit#heading=h.vl2jc1httm8l&quot;;&quot;21 Octave Drop Chords F&quot;)" office:value-type="string" office:string-value="21 Octave Drop Chords F" calcext:value-type="string">
            <text:p>21 Octave Drop Chords F</text:p>
          </table:table-cell>
          <table:table-cell table:number-columns-repeated="59"/>
        </table:table-row>
        <table:table-row table:style-name="ro4">
          <table:table-cell table:style-name="ce14" table:formula="of:=[.C9]+[.B9]" office:value-type="date" office:date-value="2020-05-12" calcext:value-type="date">
            <text:p>2020-05-12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0" calcext:value-type="date">
            <text:p>4-10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gAhmhPMGQM9ihCTAGraxivPY5vEvzlTyCWxLwnQlauc/edit#heading=h.w8g45bukjw2c&quot;;&quot;10 Note Names One&quot;)" office:value-type="string" office:string-value="10 Note Names One" calcext:value-type="string">
            <text:p>10 Note Names One</text:p>
          </table:table-cell>
          <table:table-cell table:number-columns-repeated="59"/>
        </table:table-row>
        <table:table-row table:style-name="ro4">
          <table:table-cell table:style-name="ce14" table:formula="of:=[.C10]+[.B10]" office:value-type="date" office:date-value="2020-05-13" calcext:value-type="date">
            <text:p>2020-05-1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JNwhQu15vRdYClIJbtIoQK6bL9lCkj0v2ITCDJcUC1o/edit#&quot;;&quot;51 Octave Drop Chords Am&quot;)" office:value-type="string" office:string-value="51 Octave Drop Chords Am" calcext:value-type="string">
            <text:p>51 Octave Drop Chords Am</text:p>
          </table:table-cell>
          <table:table-cell table:number-columns-repeated="59"/>
        </table:table-row>
        <table:table-row table:style-name="ro5">
          <table:table-cell table:style-name="ce14" table:formula="of:=[.C11]+[.B11]" office:value-type="date" office:date-value="2020-05-14" calcext:value-type="date">
            <text:p>2020-05-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40 Ted Greene Chords</text:p>
          </table:table-cell>
          <table:table-cell table:style-name="ce22" office:value-type="string" calcext:value-type="string">
            <text:p><text:a xlink:href="https://docs.google.com/document/d/1hxRJLhXYvB3dPfq2_4XszIjZykl_faXqq8gDUkKqBAs/edit" xlink:type="simple">01 Ted Greene Chords C</text:a></text:p>
          </table:table-cell>
          <table:table-cell table:number-columns-repeated="59"/>
        </table:table-row>
        <table:table-row table:style-name="ro4">
          <table:table-cell table:style-name="ce14" table:formula="of:=[.C12]+[.B12]" office:value-type="date" office:date-value="2020-05-14" calcext:value-type="date">
            <text:p>2020-05-1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2EEGFjSyrs6qn7CjXA-9w2PySgKMN_OFqGfSKmDb6WU/edit#&quot;;&quot;22 Octave Drop Chords G&quot;)" office:value-type="string" office:string-value="22 Octave Drop Chords G" calcext:value-type="string">
            <text:p>22 Octave Drop Chords G</text:p>
          </table:table-cell>
          <table:table-cell table:number-columns-repeated="59"/>
        </table:table-row>
        <table:table-row table:style-name="ro4">
          <table:table-cell table:style-name="ce14" table:formula="of:=[.C13]+[.B13]" office:value-type="date" office:date-value="2020-05-15" calcext:value-type="date">
            <text:p>2020-05-15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number-columns-repeated="59"/>
        </table:table-row>
        <table:table-row table:style-name="ro4">
          <table:table-cell table:style-name="ce14" table:formula="of:=[.C14]+[.B14]" office:value-type="date" office:date-value="2020-05-15" calcext:value-type="date">
            <text:p>2020-05-15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3" calcext:value-type="date">
            <text:p>4-13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LsgTzsBkKhq1Fm3sz5LwO7XrRULmjVsyOb0lIrbnUCo/edit#heading=h.l2dw03uv76zn&quot;;&quot;20 Note Names Two&quot;)" office:value-type="string" office:string-value="20 Note Names Two" calcext:value-type="string">
            <text:p>20 Note Names Two</text:p>
          </table:table-cell>
          <table:table-cell table:number-columns-repeated="59"/>
        </table:table-row>
        <table:table-row table:style-name="ro4">
          <table:table-cell table:style-name="ce14" table:formula="of:=[.C15]+[.B15]" office:value-type="date" office:date-value="2020-05-17" calcext:value-type="date">
            <text:p>2020-05-17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number-columns-repeated="59"/>
        </table:table-row>
        <table:table-row table:style-name="ro4">
          <table:table-cell table:style-name="ce14" table:formula="of:=[.C16]+[.B16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number-columns-repeated="59"/>
        </table:table-row>
        <table:table-row table:style-name="ro4">
          <table:table-cell table:style-name="ce14" table:formula="of:=[.C17]+[.B17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 table:number-columns-repeated="59"/>
        </table:table-row>
        <table:table-row table:style-name="ro4">
          <table:table-cell table:style-name="ce14" table:formula="of:=[.C18]+[.B18]" office:value-type="date" office:date-value="2020-05-18" calcext:value-type="date">
            <text:p>2020-05-18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85AX7sbXS0vO88CVpvfDl9JjteFQK2z2YUOGdFmrACM/edit&quot;;&quot;50 Note Names Five&quot;)" office:value-type="string" office:string-value="50 Note Names Five" calcext:value-type="string">
            <text:p>50 Note Names Five</text:p>
          </table:table-cell>
          <table:table-cell table:number-columns-repeated="59"/>
        </table:table-row>
        <table:table-row table:style-name="ro4">
          <table:table-cell table:style-name="ce14" table:formula="of:=[.C19]+[.B19]" office:value-type="date" office:date-value="2020-05-19" calcext:value-type="date">
            <text:p>2020-05-19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7" calcext:value-type="date">
            <text:p>4-1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_S-aKrWXMvy5jf9bNeU630LN5bVKJ-FT5RkblwJvp3g/edit#heading=h.as8idfbaqloq&quot;;&quot;30 Note Names Three&quot;)" office:value-type="string" office:string-value="30 Note Names Three" calcext:value-type="string">
            <text:p>30 Note Names Three</text:p>
          </table:table-cell>
          <table:table-cell table:number-columns-repeated="59"/>
        </table:table-row>
        <table:table-row table:style-name="ro4">
          <table:table-cell table:style-name="ce14" table:formula="of:=[.C20]+[.B20]" office:value-type="date" office:date-value="2020-05-20" calcext:value-type="date">
            <text:p>2020-05-2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20 Note Names</text:p>
          </table:table-cell>
          <table:table-cell table:style-name="ce23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 table:number-columns-repeated="59"/>
        </table:table-row>
        <table:table-row table:style-name="ro4">
          <table:table-cell table:style-name="ce14" table:formula="of:=[.C21]+[.B21]" office:value-type="date" office:date-value="2020-05-21" calcext:value-type="date">
            <text:p>2020-05-21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number-columns-repeated="59"/>
        </table:table-row>
        <table:table-row table:style-name="ro4">
          <table:table-cell table:style-name="ce14" table:formula="of:=[.C22]+[.B22]" office:value-type="date" office:date-value="2020-05-23" calcext:value-type="date">
            <text:p>2020-05-23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fum6IW2_hZSQZLpCjIH5AaPDp2GdJKRBaHrYjjS6nV4/edit#heading=h.3t8ew0d77my8&quot;;&quot;14 Octave Drop Chord Building 4&quot;)" office:value-type="string" office:string-value="14 Octave Drop Chord Building 4" calcext:value-type="string">
            <text:p>14 Octave Drop Chord Building 4</text:p>
          </table:table-cell>
          <table:table-cell table:number-columns-repeated="59"/>
        </table:table-row>
        <table:table-row table:style-name="ro4">
          <table:table-cell table:style-name="ce14" table:formula="of:=[.C23]+[.B23]" office:value-type="date" office:date-value="2020-05-23" calcext:value-type="date">
            <text:p>2020-05-23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 table:number-columns-repeated="59"/>
        </table:table-row>
        <table:table-row table:style-name="ro4">
          <table:table-cell table:style-name="ce14" table:formula="of:=[.C24]+[.B24]" office:value-type="date" office:date-value="2020-05-31" calcext:value-type="date">
            <text:p>2020-05-31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number-columns-repeated="59"/>
        </table:table-row>
        <table:table-row table:style-name="ro4">
          <table:table-cell table:style-name="ce14" table:formula="of:=[.C25]+[.B25]" office:value-type="date" office:date-value="2020-06-10" calcext:value-type="date">
            <text:p>2020-06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number-columns-repeated="59"/>
        </table:table-row>
        <table:table-row table:style-name="ro4">
          <table:table-cell table:style-name="ce14" table:formula="of:=[.C26]+[.B26]" office:value-type="date" office:date-value="2020-06-16" calcext:value-type="date">
            <text:p>2020-06-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number-columns-repeated="59"/>
        </table:table-row>
        <table:table-row table:style-name="ro4">
          <table:table-cell table:style-name="ce14" table:formula="of:=[.C27]+[.B27]" office:value-type="date" office:date-value="2020-07-12" calcext:value-type="date">
            <text:p>2020-07-12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CFTcDGH3pTIidZDhqbdKHby_f0n2u2X1QuNFtIseSfo/edit&quot;;&quot;Overview&quot;)" office:value-type="string" office:string-value="Overview" calcext:value-type="string">
            <text:p>Overview</text:p>
          </table:table-cell>
          <table:table-cell table:number-columns-repeated="59"/>
        </table:table-row>
        <table:table-row table:style-name="ro6" table:number-rows-repeated="977">
          <table:table-cell table:style-name="ce15"/>
          <table:table-cell/>
          <table:table-cell table:style-name="ce20"/>
          <table:table-cell table:number-columns-repeated="61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0-05-16'.A1:'2020-05-16'.A1004">
            <calcext:condition calcext:apply-style-name="ConditionalStyle_1" calcext:value="formula-is(AND(ISNUMBER([.A1]);TRUNC([.A1])&lt;TODAY()))" calcext:base-cell-address="'2020-05-16'.A1"/>
          </calcext:conditional-format>
        </calcext:conditional-formats>
      </table:table>
      <table:named-expressions/>
      <table:database-ranges>
        <table:database-range table:name="__Anonymous_Sheet_DB__0" table:target-range-address="Sheet.A1:Sheet.O10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-00-0000</text:date>, <text:time style:data-style-name="N2" text:time-value="17:46:33.26894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-05-16" style:display-name="PageStyle_2020-0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3T17:48:23.818119003</dc:date>
    <meta:editing-duration>PT6H7M18S</meta:editing-duration>
    <meta:editing-cycles>32</meta:editing-cycles>
    <meta:generator>LibreOffice/6.4.3.2$Linux_X86_64 LibreOffice_project/40$Build-2</meta:generator>
    <dc:creator>George Mendoza</dc:creator>
    <meta:document-statistic meta:table-count="2" meta:cell-count="1162" meta:object-count="0"/>
  </office:meta>
</office:document-meta>
</file>